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70000012C88DABD414E7A6DB7.bmp" manifest:media-type="image/bmp"/>
  <manifest:file-entry manifest:full-path="Pictures/10000000000002FF00000201BA4D48CBCE9AD194.jpg" manifest:media-type="image/jpeg"/>
  <manifest:file-entry manifest:full-path="Pictures/10000201000004B0000004B0FF11456AAFE37FE6.png" manifest:media-type="image/png"/>
  <manifest:file-entry manifest:full-path="Pictures/10000201000000DC000000B2118E0FFEDAAD8B58.png" manifest:media-type="image/png"/>
  <manifest:file-entry manifest:full-path="Pictures/1000020100000225000001E05B29320BD4B3279E.png" manifest:media-type="image/png"/>
  <manifest:file-entry manifest:full-path="Pictures/100002010000015E0000015E0ADC546B08C52E3E.png" manifest:media-type="image/png"/>
  <manifest:file-entry manifest:full-path="Pictures/10000201000001D4000001650C27E884F2CC5A61.png" manifest:media-type="image/png"/>
  <manifest:file-entry manifest:full-path="Pictures/10000201000000DC00000109E0439F7702F35209.png" manifest:media-type="image/png"/>
  <manifest:file-entry manifest:full-path="Pictures/10000201000004B00000041688B2DAFD88A08983.png" manifest:media-type="image/png"/>
  <manifest:file-entry manifest:full-path="Pictures/10000201000000C8000000C724C3FCE9338E5534.png" manifest:media-type="image/png"/>
  <manifest:file-entry manifest:full-path="Pictures/10000201000003200000027FB4761A64C115BB02.png" manifest:media-type="image/png"/>
  <manifest:file-entry manifest:full-path="Pictures/10000201000004B0000002D5FFB87A28EAAF0003.png" manifest:media-type="image/png"/>
  <manifest:file-entry manifest:full-path="Pictures/10000201000004600000045CBEA5DC1FA7D7576D.png" manifest:media-type="image/png"/>
  <manifest:file-entry manifest:full-path="Pictures/1000020100000118000000C849AEA89AFD284D25.png" manifest:media-type="image/png"/>
  <manifest:file-entry manifest:full-path="Pictures/10000201000000DC000000DC20D744958D58DEA3.png" manifest:media-type="image/png"/>
  <manifest:file-entry manifest:full-path="Pictures/10000201000003E8000003E26C0FDE623820899F.png" manifest:media-type="image/png"/>
  <manifest:file-entry manifest:full-path="Pictures/1000020100000190000001909F821472C08CF72B.png" manifest:media-type="image/png"/>
  <manifest:file-entry manifest:full-path="Pictures/10000201000000DC000000A5D3EFD3264B5C6853.png" manifest:media-type="image/png"/>
  <manifest:file-entry manifest:full-path="Pictures/10000201000002760000013BCDF93B283763F321.png" manifest:media-type="image/png"/>
  <manifest:file-entry manifest:full-path="Pictures/10000201000001F9000000FA4C7A659B89F00D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ff0000" draw:textarea-horizontal-align="justify" draw:textarea-vertical-align="middle" draw:auto-grow-height="false" fo:min-height="1.819cm" fo:min-width="6.233cm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="none" fo:min-height="2.28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18cm" svg:stroke-color="#ffe994" draw:marker-start-width="0.227cm" draw:marker-end-width="0.227cm" draw:fill="gradient" draw:fill-gradient-name="Pastel_20_Bouquet" draw:opacity="100%" draw:auto-grow-height="false" fo:min-height="10.512cm" fo:min-width="11.647cm" fo:padding-top="0.134cm" fo:padding-bottom="0.134cm" fo:padding-left="0.259cm" fo:padding-right="0.259cm" fo:wrap-option="no-wrap"/>
    </style:style>
    <style:style style:name="gr5" style:family="graphic" style:parent-style-name="standard">
      <style:graphic-properties draw:fill="gradient" draw:fill-gradient-name="Gradient_20_1" draw:auto-grow-height="false" fo:min-height="6.083cm" fo:min-width="5.789cm" fo:wrap-option="no-wrap" draw:shadow="hidden"/>
    </style:style>
    <style:style style:name="gr6" style:family="graphic" style:parent-style-name="standard">
      <style:graphic-properties draw:fill="gradient" draw:fill-color="#808080" draw:fill-gradient-name="Gradient_20_3" draw:auto-grow-height="false" fo:min-height="6.054cm" fo:min-width="6.141cm" fo:wrap-option="no-wrap"/>
    </style:style>
    <style:style style:name="gr7" style:family="graphic" style:parent-style-name="standard">
      <style:graphic-properties draw:fill="gradient" draw:fill-color="#5983b0" draw:fill-gradient-name="Gradient_20_4" draw:auto-grow-height="false" fo:min-height="5.022cm" fo:min-width="12.002cm" fo:wrap-option="no-wrap"/>
    </style:style>
    <style:style style:name="gr8" style:family="graphic" style:parent-style-name="standard">
      <style:graphic-properties draw:fill="gradient" draw:fill-color="#81d41a" draw:fill-gradient-name="Gradient_20_5" draw:auto-grow-height="false" fo:min-height="2.687cm" fo:min-width="5.376cm" fo:wrap-option="no-wrap"/>
    </style:style>
    <style:style style:name="gr9" style:family="graphic" style:parent-style-name="standard">
      <style:graphic-properties draw:fill="gradient" draw:fill-color="#ffbf00" draw:fill-gradient-name="Gradient_20_6" draw:auto-grow-height="false" fo:min-height="9.226cm" fo:min-width="13.03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582cm"/>
    </style:style>
    <style:style style:name="gr11" style:family="graphic" style:parent-style-name="standard">
      <style:graphic-properties draw:stroke="none" svg:stroke-color="#000000" draw:fill="none" draw:fill-color="#ffffff" fo:min-height="1.106cm"/>
    </style:style>
    <style:style style:name="gr12" style:family="graphic" style:parent-style-name="standard">
      <style:graphic-properties draw:stroke="none" svg:stroke-color="#000000" draw:fill="none" draw:fill-color="#ffffff" fo:min-height="1.575cm"/>
    </style:style>
    <style:style style:name="gr13" style:family="graphic" style:parent-style-name="objectwithoutfill">
      <style:graphic-properties draw:stroke="solid" svg:stroke-width="0.212cm" svg:stroke-color="#4e102d" draw:marker-start-width="0.518cm" draw:marker-end="Arrow" draw:marker-end-width="0.618cm" draw:fill="none" draw:textarea-vertical-align="middle" fo:padding-top="0.231cm" fo:padding-bottom="0.231cm" fo:padding-left="0.356cm" fo:padding-right="0.356cm" draw:shadow="hidden"/>
    </style:style>
    <style:style style:name="gr14" style:family="graphic" style:parent-style-name="objectwithoutfill">
      <style:graphic-properties svg:stroke-width="0.212cm" svg:stroke-color="#611729" draw:marker-start-width="0.517cm" draw:marker-end="Arrow" draw:marker-end-width="0.617cm" draw:fill="none" draw:textarea-vertical-align="middle" fo:padding-top="0.23cm" fo:padding-bottom="0.23cm" fo:padding-left="0.355cm" fo:padding-right="0.355cm" draw:shadow="hidden"/>
    </style:style>
    <style:style style:name="gr1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 draw:shadow="hidden"/>
    </style:style>
    <style:style style:name="gr16" style:family="graphic" style:parent-style-name="standard">
      <style:graphic-properties draw:stroke="none" svg:stroke-color="#000000" draw:fill="none" draw:fill-color="#ffffff" fo:min-height="1.875cm" draw:shadow="hidden"/>
    </style:style>
    <style:style style:name="gr17" style:family="graphic" style:parent-style-name="standard">
      <style:graphic-properties draw:stroke="none" svg:stroke-color="#000000" draw:fill="none" draw:fill-color="#ffffff" fo:min-height="1.704cm" draw:shadow="hidden"/>
    </style:style>
    <style:style style:name="gr18" style:family="graphic" style:parent-style-name="standard">
      <style:graphic-properties draw:stroke="none" svg:stroke-color="#000000" draw:fill="none" draw:fill-color="#ffffff" fo:min-height="1.745cm" draw:shadow="hidden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gradient" draw:fill-gradient-name="Gradient_20_8" draw:auto-grow-height="false" fo:min-height="4.565cm" fo:min-width="6.873cm" fo:wrap-option="no-wrap"/>
    </style:style>
    <style:style style:name="gr21" style:family="graphic" style:parent-style-name="standard">
      <style:graphic-properties draw:stroke="none" draw:fill="none" fo:min-height="0.87cm"/>
    </style:style>
    <style:style style:name="gr22" style:family="graphic" style:parent-style-name="standard">
      <style:graphic-properties draw:stroke="none" draw:fill="none" fo:min-height="0.955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-color="#ff0000"/>
      <style:paragraph-properties fo:text-align="center"/>
      <style:text-properties style:font-name="Comfortaa" fo:font-size="22pt" style:font-size-asian="22pt" style:font-size-complex="22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Pastel_20_Bouquet" draw:opacity="100%"/>
    </style:style>
    <style:style style:name="P6" style:family="paragraph">
      <loext:graphic-properties draw:fill="gradient" draw:fill-gradient-name="Gradient_20_1"/>
    </style:style>
    <style:style style:name="P7" style:family="paragraph">
      <loext:graphic-properties draw:fill="gradient" draw:fill-color="#808080" draw:fill-gradient-name="Gradient_20_3"/>
    </style:style>
    <style:style style:name="P8" style:family="paragraph">
      <loext:graphic-properties draw:fill="gradient" draw:fill-color="#5983b0" draw:fill-gradient-name="Gradient_20_4"/>
    </style:style>
    <style:style style:name="P9" style:family="paragraph">
      <loext:graphic-properties draw:fill="gradient" draw:fill-color="#81d41a" draw:fill-gradient-name="Gradient_20_5"/>
    </style:style>
    <style:style style:name="P10" style:family="paragraph">
      <loext:graphic-properties draw:fill="gradient" draw:fill-color="#ffbf00" draw:fill-gradient-name="Gradient_20_6"/>
    </style:style>
    <style:style style:name="P11" style:family="paragraph">
      <loext:graphic-properties draw:fill="none" draw:fill-color="#ffffff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" style:family="paragraph">
      <loext:graphic-properties draw:fill="none" draw:fill-color="#ffffff"/>
      <style:text-properties style:font-name="Liberation Sans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gradient" draw:fill-gradient-name="Gradient_20_8"/>
    </style:style>
    <style:style style:name="P19" style:family="paragraph">
      <loext:graphic-properties draw:fill="none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style:font-name="Comfortaa" fo:font-size="22pt" style:font-size-asian="22pt" style:font-size-complex="22pt"/>
    </style:style>
    <style:style style:name="T2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style:font-name="Liberation Sans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633cm" svg:height="3.039cm" svg:x="22.779cm" svg:y="19.975cm">
          <text:p text:style-name="P1"><text:span text:style-name="T1">Surveillance De M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399cm" svg:height="2.533cm" svg:x="13.715cm" svg:y="13.615cm">
          <draw:text-box>
            <text:p/>
          </draw:text-box>
        </draw:frame>
        <draw:frame draw:style-name="gr3" draw:text-style-name="P4" draw:layer="layout" svg:width="3.86cm" svg:height="2.773cm" svg:x="4.881cm" svg:y="14.293cm">
          <draw:image xlink:href="Pictures/10000201000000DC000000B2118E0FFEDAAD8B58.png" xlink:type="simple" xlink:show="embed" xlink:actuate="onLoad" loext:mime-type="image/png">
            <text:p/>
          </draw:image>
        </draw:frame>
        <draw:frame draw:style-name="gr3" draw:text-style-name="P4" draw:layer="layout" svg:width="3.298cm" svg:height="2.381cm" svg:x="2.876cm" svg:y="26.046cm">
          <draw:image xlink:href="Pictures/1000020100000118000000C849AEA89AFD284D25.png" xlink:type="simple" xlink:show="embed" xlink:actuate="onLoad" loext:mime-type="image/png">
            <text:p/>
          </draw:image>
        </draw:frame>
        <draw:frame draw:style-name="gr3" draw:text-style-name="P4" draw:layer="layout" svg:width="2.956cm" svg:height="2.279cm" svg:x="6.322cm" svg:y="26.554cm">
          <draw:image xlink:href="Pictures/10000201000001D4000001650C27E884F2CC5A61.png" xlink:type="simple" xlink:show="embed" xlink:actuate="onLoad" loext:mime-type="image/png">
            <text:p/>
          </draw:image>
        </draw:frame>
        <draw:frame draw:style-name="gr3" draw:text-style-name="P4" draw:layer="layout" svg:width="2.738cm" svg:height="2.413cm" svg:x="4.891cm" svg:y="23.189cm">
          <draw:image xlink:href="Pictures/10000201000004B00000041688B2DAFD88A08983.png" xlink:type="simple" xlink:show="embed" xlink:actuate="onLoad" loext:mime-type="image/png">
            <text:p/>
          </draw:image>
        </draw:frame>
        <draw:frame draw:style-name="gr3" draw:text-style-name="P4" draw:layer="layout" svg:width="5.105cm" svg:height="5.251cm" svg:x="15cm" svg:y="19.355cm">
          <draw:image xlink:href="Pictures/10000201000004B0000004B0FF11456AAFE37FE6.png" xlink:type="simple" xlink:show="embed" xlink:actuate="onLoad" loext:mime-type="image/png">
            <text:p/>
          </draw:image>
        </draw:frame>
        <draw:frame draw:style-name="gr3" draw:text-style-name="P4" draw:layer="layout" svg:width="5.897cm" svg:height="4.367cm" svg:x="18.257cm" svg:y="9.641cm">
          <draw:image xlink:href="Pictures/10000201000003200000027FB4761A64C115BB02.png" xlink:type="simple" xlink:show="embed" xlink:actuate="onLoad" loext:mime-type="image/png">
            <text:p/>
          </draw:image>
        </draw:frame>
        <draw:frame draw:style-name="gr3" draw:text-style-name="P4" draw:layer="layout" svg:width="4.719cm" svg:height="3.827cm" svg:x="19.535cm" svg:y="3.997cm">
          <draw:image xlink:href="Pictures/1000020100000225000001E05B29320BD4B3279E.png" xlink:type="simple" xlink:show="embed" xlink:actuate="onLoad" loext:mime-type="image/png">
            <text:p/>
          </draw:image>
        </draw:frame>
        <draw:frame draw:style-name="gr3" draw:text-style-name="P4" draw:layer="layout" svg:width="2.831cm" svg:height="2.625cm" svg:x="17.03cm" svg:y="7.32cm">
          <draw:image xlink:href="Pictures/100002010000015E0000015E0ADC546B08C52E3E.png" xlink:type="simple" xlink:show="embed" xlink:actuate="onLoad" loext:mime-type="image/png">
            <text:p/>
          </draw:image>
        </draw:frame>
        <draw:frame draw:style-name="gr3" draw:text-style-name="P4" draw:layer="layout" svg:width="4.824cm" svg:height="4.455cm" svg:x="12.432cm" svg:y="3.35cm">
          <draw:image xlink:href="Pictures/10000201000004600000045CBEA5DC1FA7D7576D.png" xlink:type="simple" xlink:show="embed" xlink:actuate="onLoad" loext:mime-type="image/png">
            <text:p/>
          </draw:image>
        </draw:frame>
        <draw:frame draw:style-name="gr3" draw:text-style-name="P4" draw:layer="layout" svg:width="5.174cm" svg:height="4.775cm" svg:x="12.729cm" svg:y="9.128cm">
          <draw:image xlink:href="Pictures/10000201000000C8000000C724C3FCE9338E5534.png" xlink:type="simple" xlink:show="embed" xlink:actuate="onLoad" loext:mime-type="image/png">
            <text:p/>
          </draw:image>
        </draw:frame>
        <draw:frame draw:style-name="gr3" draw:text-style-name="P4" draw:layer="layout" svg:width="3.837cm" svg:height="2.554cm" svg:x="3.004cm" svg:y="17.644cm">
          <draw:image xlink:href="Pictures/10000201000000DC000000A5D3EFD3264B5C6853.png" xlink:type="simple" xlink:show="embed" xlink:actuate="onLoad" loext:mime-type="image/png">
            <text:p/>
          </draw:image>
        </draw:frame>
        <draw:frame draw:style-name="gr3" draw:text-style-name="P4" draw:layer="layout" svg:width="5.848cm" svg:height="3.008cm" svg:x="43.216cm" svg:y="30.956cm">
          <draw:image xlink:href="Pictures/10000201000002760000013BCDF93B283763F321.png" xlink:type="simple" xlink:show="embed" xlink:actuate="onLoad" loext:mime-type="image/png">
            <text:p/>
          </draw:image>
        </draw:frame>
        <draw:frame draw:style-name="gr3" draw:text-style-name="P4" draw:layer="layout" svg:width="4.403cm" svg:height="2.25cm" svg:x="47.054cm" svg:y="21.34cm">
          <draw:image xlink:href="Pictures/10000201000004B0000002D5FFB87A28EAAF0003.png" xlink:type="simple" xlink:show="embed" xlink:actuate="onLoad" loext:mime-type="image/png">
            <text:p/>
          </draw:image>
        </draw:frame>
        <draw:frame draw:style-name="gr3" draw:text-style-name="P4" draw:layer="layout" svg:width="4.573cm" svg:height="4.478cm" svg:x="42.731cm" svg:y="11.011cm">
          <draw:image xlink:href="Pictures/10000201000000DC000000DC20D744958D58DEA3.png" xlink:type="simple" xlink:show="embed" xlink:actuate="onLoad" loext:mime-type="image/png">
            <text:p/>
          </draw:image>
        </draw:frame>
        <draw:frame draw:style-name="gr3" draw:text-style-name="P4" draw:layer="layout" svg:width="3.781cm" svg:height="3.683cm" svg:x="36.998cm" svg:y="11.754cm">
          <draw:image xlink:href="Pictures/10000201000003E8000003E26C0FDE623820899F.png" xlink:type="simple" xlink:show="embed" xlink:actuate="onLoad" loext:mime-type="image/png">
            <text:p/>
          </draw:image>
        </draw:frame>
        <draw:frame draw:style-name="gr3" draw:text-style-name="P4" draw:layer="layout" svg:width="6.537cm" svg:height="3.169cm" svg:x="41.245cm" svg:y="7.502cm">
          <draw:image xlink:href="Pictures/10000201000001F9000000FA4C7A659B89F00DB9.png" xlink:type="simple" xlink:show="embed" xlink:actuate="onLoad" loext:mime-type="image/png">
            <text:p/>
          </draw:image>
        </draw:frame>
        <draw:frame draw:style-name="gr3" draw:text-style-name="P4" draw:layer="layout" svg:width="4.776cm" svg:height="4.678cm" svg:x="35.705cm" svg:y="6.566cm">
          <draw:image xlink:href="Pictures/1000020100000190000001909F821472C08CF72B.png" xlink:type="simple" xlink:show="embed" xlink:actuate="onLoad" loext:mime-type="image/png">
            <text:p/>
          </draw:image>
        </draw:frame>
        <draw:frame draw:style-name="gr3" draw:text-style-name="P4" draw:layer="layout" svg:width="3.958cm" svg:height="4.907cm" svg:x="35.322cm" svg:y="19.893cm">
          <draw:image xlink:href="Pictures/10000201000000DC00000109E0439F7702F35209.png" xlink:type="simple" xlink:show="embed" xlink:actuate="onLoad" loext:mime-type="image/png">
            <text:p/>
          </draw:image>
        </draw:frame>
        <draw:custom-shape draw:style-name="gr4" draw:text-style-name="P5" draw:layer="layout" svg:width="14.615cm" svg:height="13.23cm" svg:x="11.138cm" svg:y="2.1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6" draw:layer="layout" svg:width="7.717cm" svg:height="7.761cm" svg:x="1.897cm" svg:y="13.40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7" draw:layer="layout" svg:width="8.073cm" svg:height="7.736cm" svg:x="2.026cm" svg:y="22.07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8" draw:layer="layout" svg:width="13.7cm" svg:height="6.47cm" svg:x="36.557cm" svg:y="28.63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9" draw:layer="layout" svg:width="6.542cm" svg:height="3.603cm" svg:x="46.024cm" svg:y="20.85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10" draw:layer="layout" svg:width="15.682cm" svg:height="11.628cm" svg:x="34.192cm" svg:y="5.4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11" draw:layer="layout" svg:width="3.431cm" svg:height="1.832cm" draw:transform="rotate (-0.585732496969297) translate (40.982cm 24.905cm)">
          <draw:text-box>
            <text:p><text:span text:style-name="T2">Lois</text:span></text:p>
          </draw:text-box>
        </draw:frame>
        <draw:frame draw:style-name="gr11" draw:text-style-name="P12" draw:layer="layout" svg:width="4.263cm" svg:height="1.356cm" draw:transform="rotate (0.453262006742927) translate (10.82cm 24.439cm)">
          <draw:text-box>
            <text:p><text:span text:style-name="T3">Entreprises</text:span></text:p>
          </draw:text-box>
        </draw:frame>
        <draw:frame draw:style-name="gr12" draw:text-style-name="P14" draw:layer="layout" svg:width="5.516cm" svg:height="1.825cm" draw:transform="rotate (-0.376118453804779) translate (10.952cm 18.24cm)">
          <draw:text-box>
            <text:p text:style-name="P13"><text:span text:style-name="T4">Programmes</text:span></text:p>
          </draw:text-box>
        </draw:frame>
        <draw:line draw:style-name="gr13" draw:text-style-name="P4" draw:layer="layout" svg:x1="32.279cm" svg:y1="21.607cm" svg:x2="35.308cm" svg:y2="21.766cm">
          <text:p/>
        </draw:line>
        <draw:line draw:style-name="gr14" draw:text-style-name="P4" draw:layer="layout" svg:x1="22.578cm" svg:y1="21.431cm" svg:x2="19.62cm" svg:y2="21.492cm">
          <text:p/>
        </draw:line>
        <draw:line draw:style-name="gr15" draw:text-style-name="P4" draw:layer="layout" svg:x1="39.321cm" svg:y1="22.062cm" svg:x2="44.206cm" svg:y2="17.218cm">
          <text:p/>
        </draw:line>
        <draw:line draw:style-name="gr15" draw:text-style-name="P4" draw:layer="layout" svg:x1="39.555cm" svg:y1="22.975cm" svg:x2="45.596cm" svg:y2="22.842cm">
          <text:p/>
        </draw:line>
        <draw:line draw:style-name="gr15" draw:text-style-name="P4" draw:layer="layout" svg:x1="16.852cm" svg:y1="19.335cm" svg:x2="15.712cm" svg:y2="15.387cm">
          <text:p/>
        </draw:line>
        <draw:line draw:style-name="gr15" draw:text-style-name="P4" draw:layer="layout" svg:x1="15.247cm" svg:y1="21.485cm" svg:x2="8.856cm" svg:y2="18.717cm">
          <text:p/>
        </draw:line>
        <draw:line draw:style-name="gr15" draw:text-style-name="P4" draw:layer="layout" svg:x1="15.712cm" svg:y1="23.039cm" svg:x2="8.833cm" svg:y2="26.744cm">
          <text:p/>
        </draw:line>
        <draw:line draw:style-name="gr15" draw:text-style-name="P4" draw:layer="layout" svg:x1="39.159cm" svg:y1="24.959cm" svg:x2="43.921cm" svg:y2="28.575cm">
          <text:p/>
        </draw:line>
        <draw:frame draw:style-name="gr16" draw:text-style-name="P15" draw:layer="layout" svg:width="7.777cm" svg:height="2.125cm" draw:transform="rotate (0.0225147473507269) translate (16.96cm 16.836cm)">
          <draw:text-box>
            <text:p text:style-name="P13"><text:span text:style-name="T5">Organisation Gouvernementale</text:span></text:p>
          </draw:text-box>
        </draw:frame>
        <draw:frame draw:style-name="gr17" draw:text-style-name="P16" draw:layer="layout" svg:width="6.269cm" svg:height="1.954cm" draw:transform="rotate (0.799535330338602) translate (39.122cm 20.575cm)">
          <draw:text-box>
            <text:p><text:span text:style-name="T6">Associations</text:span></text:p>
          </draw:text-box>
        </draw:frame>
        <draw:frame draw:style-name="gr18" draw:text-style-name="P16" draw:layer="layout" svg:width="4.518cm" svg:height="1.995cm" svg:x="41.075cm" svg:y="21.637cm">
          <draw:text-box>
            <text:p><text:span text:style-name="T6">Outils </text:span></text:p>
          </draw:text-box>
        </draw:frame>
        <draw:frame draw:style-name="gr19" draw:text-style-name="P17" draw:layer="layout" svg:width="4.829cm" svg:height="3.229cm" svg:x="37.455cm" svg:y="31.211cm">
          <draw:image xlink:href="Pictures/10000000000002FF00000201BA4D48CBCE9AD194.jpg" xlink:type="simple" xlink:show="embed" xlink:actuate="onLoad" loext:mime-type="image/jpeg">
            <text:p/>
          </draw:image>
        </draw:frame>
        <draw:frame draw:style-name="gr19" draw:text-style-name="P17" draw:layer="layout" svg:width="6.9cm" svg:height="4.894cm" svg:x="14.205cm" svg:y="30.163cm">
          <draw:image xlink:href="Pictures/10000000000001A70000012C88DABD414E7A6DB7.bmp" xlink:type="simple" xlink:show="embed" xlink:actuate="onLoad" loext:mime-type="image/bmp">
            <text:p/>
          </draw:image>
        </draw:frame>
        <draw:custom-shape draw:style-name="gr20" draw:text-style-name="P18" draw:layer="layout" svg:width="8.467cm" svg:height="5.909cm" svg:x="13.538cm" svg:y="29.45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5" draw:text-style-name="P4" draw:layer="layout" svg:x1="17.507cm" svg:y1="24.562cm" svg:x2="18.477cm" svg:y2="29.28cm">
          <text:p/>
        </draw:line>
        <draw:frame draw:style-name="gr21" draw:text-style-name="P19" draw:layer="layout" svg:width="2.098cm" svg:height="1.12cm" svg:x="18.663cm" svg:y="25.898cm">
          <draw:text-box>
            <text:p><text:span text:style-name="T2">Lois</text:span></text:p>
          </draw:text-box>
        </draw:frame>
        <draw:frame draw:style-name="gr22" draw:text-style-name="P20" draw:layer="layout" svg:width="6.459cm" svg:height="1.205cm" svg:x="37.595cm" svg:y="29.618cm">
          <draw:text-box>
            <text:p text:style-name="P13"><text:span text:style-name="T7">Loi du 24/06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4000" draw:end-color="#ffd7d7" draw:start-intensity="100%" draw:end-intensity="100%" draw:angle="300" draw:border="0%"/>
    <draw:gradient draw:name="Gradient_20_3" draw:display-name="Gradient 3" draw:style="linear" draw:start-color="#666666" draw:end-color="#ffd7d7" draw:start-intensity="100%" draw:end-intensity="100%" draw:angle="300" draw:border="0%"/>
    <draw:gradient draw:name="Gradient_20_4" draw:display-name="Gradient 4" draw:style="linear" draw:start-color="#dde8cb" draw:end-color="#2a6099" draw:start-intensity="100%" draw:end-intensity="100%" draw:angle="300" draw:border="0%"/>
    <draw:gradient draw:name="Gradient_20_5" draw:display-name="Gradient 5" draw:style="linear" draw:start-color="#dde8cb" draw:end-color="#468a1a" draw:start-intensity="100%" draw:end-intensity="100%" draw:angle="300" draw:border="0%"/>
    <draw:gradient draw:name="Gradient_20_6" draw:display-name="Gradient 6" draw:style="linear" draw:start-color="#ffbf00" draw:end-color="#ffd7d7" draw:start-intensity="100%" draw:end-intensity="100%" draw:angle="300" draw:border="0%"/>
    <draw:gradient draw:name="Gradient_20_7" draw:display-name="Gradient 7" draw:style="linear" draw:start-color="#00a933" draw:end-color="#ffd7d7" draw:start-intensity="100%" draw:end-intensity="100%" draw:angle="300" draw:border="0%"/>
    <draw:gradient draw:name="Gradient_20_8" draw:display-name="Gradient 8" draw:style="linear" draw:start-color="#00a933" draw:end-color="#ff0000" draw:start-intensity="100%" draw:end-intensity="100%" draw:angle="300" draw:border="0%"/>
    <draw:gradient draw:name="Pastel_20_Bouquet" draw:display-name="Pastel Bouquet" draw:style="linear" draw:start-color="#dedce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0.955cm" fo:margin-right="0.955cm" fo:page-width="67.94cm" fo:page-height="5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6:18:52.213809895</meta:creation-date>
    <dc:date>2019-03-26T23:51:42.035861879</dc:date>
    <meta:editing-duration>PT31M</meta:editing-duration>
    <meta:editing-cycles>7</meta:editing-cycles>
    <meta:generator>LibreOffice/6.2.1.2$Linux_X86_64 LibreOffice_project/20$Build-2</meta:generator>
    <meta:document-statistic meta:object-count="46"/>
  </office:meta>
</office:document-meta>
</file>